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4H53M46.000S" table:style-name="ce9">
            <text:p>14:53:46</text:p>
          </table:table-cell>
          <table:table-cell office:value-type="string" table:style-name="ce12">
            <text:p>Last</text:p>
          </table:table-cell>
          <table:table-cell office:value-type="time" office:time-value="PT14H56M46.000S" table:style-name="ce9">
            <text:p>14:56:46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6.9428571428571431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7.142857142857146" table:style-name="ce14">
            <text:p>37.1</text:p>
          </table:table-cell>
          <table:table-cell office:value-type="float" office:value="14.671428571428573" table:style-name="ce14">
            <text:p>14.7</text:p>
          </table:table-cell>
          <table:table-cell office:value-type="float" office:value="4.2857142857142864E-2" table:style-name="ce14">
            <text:p>0.0</text:p>
          </table:table-cell>
          <table:table-cell office:value-type="float" office:value="48.142857142857146" table:style-name="ce14">
            <text:p>48.1</text:p>
          </table:table-cell>
          <table:table-cell office:value-type="float" office:value="51.81428571428571" table:style-name="ce14">
            <text:p>5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3" table:style-name="ce13">
            <text:p>13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4.9" table:style-name="ce14">
            <text:p>84.9</text:p>
          </table:table-cell>
          <table:table-cell office:value-type="float" office:value="24.1" table:style-name="ce14">
            <text:p>24.1</text:p>
          </table:table-cell>
          <table:table-cell office:value-type="float" office:value="0.1" table:style-name="ce14">
            <text:p>0.1</text:p>
          </table:table-cell>
          <table:table-cell office:value-type="float" office:value="97.8" table:style-name="ce14">
            <text:p>97.8</text:p>
          </table:table-cell>
          <table:table-cell office:value-type="float" office:value="99.300000000000011" table:style-name="ce14">
            <text:p>99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798H55M16.000S" table:style-name="ce9">
            <text:p>14:55:1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2857692307692306" table:style-name="ce14">
            <text:p>2.3</text:p>
          </table:table-cell>
          <table:table-cell office:value-type="float" office:value="1.6426484907497565" table:style-name="ce14">
            <text:p>1.6</text:p>
          </table:table-cell>
          <table:table-cell office:value-type="float" office:value="2.333333333333333" table:style-name="ce14">
            <text:p>2.3</text:p>
          </table:table-cell>
          <table:table-cell office:value-type="float" office:value="2.0314540059347177" table:style-name="ce14">
            <text:p>2.0</text:p>
          </table:table-cell>
          <table:table-cell office:value-type="float" office:value="1.9164598842018201" table:style-name="ce14">
            <text:p>1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91.15399999999997" table:style-name="ce13">
            <text:p>19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23T00:00:00" table:style-name="ce5">
            <text:p>23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53.450S" table:style-name="ce6">
            <text:p>00:14: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8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5182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737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0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7314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569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0843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471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56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6019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807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0839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48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8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4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38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7102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74771 0 89878 28331385 11871 2 1291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73512 0 21290 7069795 3109 2 749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72642 0 23839 7082312 2656 0 206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66734 0 23582 7087282 1377 0 156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1881 0 21165 7091995 4727 0 178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7581110 49 2156 0 0 0 0 2 0 1 0 0 0 788 0 59631 63 0 0 0 0 0 0 0 22 0 0 0 0 0 0 0 0 148064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11973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2422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74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8659612 0 2148091 152417 14133236 59672 0 2109 583344 6080 15746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023830480 12978407 <text:s text:c="3"/>0 <text:s text:c="3"/>0 <text:s text:c="3"/>0 <text:s text:c="4"/>0 <text:s text:c="9"/>0 <text:s text:c="8"/>0 2023830480 1297840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63732329 1274783 <text:s text:c="3"/>0 <text:s text:c="2"/>17 <text:s text:c="3"/>0 <text:s text:c="4"/>0 <text:s text:c="9"/>0 <text:s text:c="8"/>0 491160222 <text:s/>37774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402 27404 970126 205056 41224 687493 5849112 5370356 0 174772 5586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8300 27373 969074 204492 41224 687493 5849112 5370356 0 174700 55860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04 0 0 0 0 0 404 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58 138029 21 19 5 52 62 93 20 0 1 0 4 2932736 401 4294967295 13733888 13833724 0 0 0 0 0 4096 536946211 4294967295 0 0 0 2 0 0 171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1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74783 errors:0 dropped:17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7774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63732329 (163.7 MB) <text:s/>TX bytes:491160222 (491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978407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297840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023830480 (2.0 GB) <text:s/>TX bytes:2023830480 (2.0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6 <text:s text:c="5"/>2954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888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319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1.5" table:style-name="ce1">
            <text:p>1.5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45.6" table:style-name="ce1">
            <text:p>45.6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49.7" table:style-name="ce1">
            <text:p>49.7</text:p>
          </table:table-cell>
          <table:table-cell office:value-type="float" office:value="50.300000000000004" table:style-name="ce1">
            <text:p>5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84.9" table:style-name="ce1">
            <text:p>84.9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99.300000000000011" table:style-name="ce1">
            <text:p>99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67.400000000000006" table:style-name="ce1">
            <text:p>67.4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11.9" table:style-name="ce1">
            <text:p>11.9</text:p>
          </table:table-cell>
          <table:table-cell office:value-type="float" office:value="24" table:style-name="ce1">
            <text:p>24</text:p>
          </table:table-cell>
          <table:table-cell office:value-type="float" office:value="0.1" table:style-name="ce1">
            <text:p>0.1</text:p>
          </table:table-cell>
          <table:table-cell office:value-type="float" office:value="64" table:style-name="ce1">
            <text:p>64</text:p>
          </table:table-cell>
          <table:table-cell office:value-type="float" office:value="35.9" table:style-name="ce1">
            <text:p>35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24.1" table:style-name="ce1">
            <text:p>24.1</text:p>
          </table:table-cell>
          <table:table-cell office:value-type="float" office:value="0.1" table:style-name="ce1">
            <text:p>0.1</text:p>
          </table:table-cell>
          <table:table-cell office:value-type="float" office:value="38.1" table:style-name="ce1">
            <text:p>38.1</text:p>
          </table:table-cell>
          <table:table-cell office:value-type="float" office:value="61.9" table:style-name="ce1">
            <text:p>61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10.9" table:style-name="ce1">
            <text:p>10.9</text:p>
          </table:table-cell>
          <table:table-cell office:value-type="float" office:value="21.2" table:style-name="ce1">
            <text:p>21.2</text:p>
          </table:table-cell>
          <table:table-cell office:value-type="float" office:value="0.1" table:style-name="ce1">
            <text:p>0.1</text:p>
          </table:table-cell>
          <table:table-cell office:value-type="float" office:value="67.7" table:style-name="ce1">
            <text:p>67.7</text:p>
          </table:table-cell>
          <table:table-cell office:value-type="float" office:value="32.1" table:style-name="ce1">
            <text:p>3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142857142857146" table:style-name="ce1">
            <text:p>37.14285714</text:p>
          </table:table-cell>
          <table:table-cell office:value-type="float" office:value="14.671428571428573" table:style-name="ce1">
            <text:p>14.67142857</text:p>
          </table:table-cell>
          <table:table-cell office:value-type="float" office:value="4.2857142857142864E-2" table:style-name="ce1">
            <text:p>0.042857143</text:p>
          </table:table-cell>
          <table:table-cell office:value-type="float" office:value="48.142857142857146" table:style-name="ce1">
            <text:p>48.14285714</text:p>
          </table:table-cell>
          <table:table-cell office:value-type="float" office:value="51.81428571428571" table:style-name="ce1">
            <text:p>51.81428571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5.114285714285707" table:style-name="ce11">
            <text:p>35.1</text:p>
          </table:table-cell>
          <table:table-cell office:value-type="float" office:value="14.542857142857144" table:style-name="ce11">
            <text:p>14.5</text:p>
          </table:table-cell>
          <table:table-cell office:value-type="float" office:value="4.2857142857142864E-2" table:style-name="ce11">
            <text:p>0.0</text:p>
          </table:table-cell>
          <table:table-cell office:value-type="float" office:value="50.285714285714285" table:style-name="ce11">
            <text:p>5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7.614285714285714" table:style-name="ce11">
            <text:p>37.6</text:p>
          </table:table-cell>
          <table:table-cell office:value-type="float" office:value="15.885714285714284" table:style-name="ce11">
            <text:p>15.9</text:p>
          </table:table-cell>
          <table:table-cell office:value-type="float" office:value="1.4285714285714287E-2" table:style-name="ce11">
            <text:p>0.0</text:p>
          </table:table-cell>
          <table:table-cell office:value-type="float" office:value="46.457142857142863" table:style-name="ce11">
            <text:p>4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7.942857142857136" table:style-name="ce11">
            <text:p>37.9</text:p>
          </table:table-cell>
          <table:table-cell office:value-type="float" office:value="14.928571428571429" table:style-name="ce11">
            <text:p>14.9</text:p>
          </table:table-cell>
          <table:table-cell office:value-type="float" office:value="1.4285714285714287E-2" table:style-name="ce11">
            <text:p>0.0</text:p>
          </table:table-cell>
          <table:table-cell office:value-type="float" office:value="47.114285714285714" table:style-name="ce11">
            <text:p>47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7.285714285714285" table:style-name="ce11">
            <text:p>37.3</text:p>
          </table:table-cell>
          <table:table-cell office:value-type="float" office:value="13.142857142857142" table:style-name="ce11">
            <text:p>13.1</text:p>
          </table:table-cell>
          <table:table-cell office:value-type="float" office:value="8.5714285714285715E-2" table:style-name="ce11">
            <text:p>0.1</text:p>
          </table:table-cell>
          <table:table-cell office:value-type="float" office:value="49.51428571428572" table:style-name="ce11">
            <text:p>49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888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319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0" table:style-name="ce1">
            <text:p>0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0" table:style-name="ce1">
            <text:p>0</text:p>
          </table:table-cell>
          <table:table-cell office:value-type="float" office:value="1041.5999999999999" table:style-name="ce1">
            <text:p>1041.6</text:p>
          </table:table-cell>
          <table:table-cell office:value-type="float" office:value="6.4" table:style-name="ce1">
            <text:p>6.4</text:p>
          </table:table-cell>
          <table:table-cell table:number-columns-repeated="16380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0" table:style-name="ce1">
            <text:p>0</text:p>
          </table:table-cell>
          <table:table-cell office:value-type="float" office:value="2092.4" table:style-name="ce1">
            <text:p>2092.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0" table:style-name="ce1">
            <text:p>0</text:p>
          </table:table-cell>
          <table:table-cell office:value-type="float" office:value="1288.8" table:style-name="ce1">
            <text:p>1288.8</text:p>
          </table:table-cell>
          <table:table-cell office:value-type="float" office:value="10.8" table:style-name="ce1">
            <text:p>10.8</text:p>
          </table:table-cell>
          <table:table-cell table:number-columns-repeated="16380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0" table:style-name="ce1">
            <text:p>0</text:p>
          </table:table-cell>
          <table:table-cell office:value-type="float" office:value="1250.5999999999999" table:style-name="ce1">
            <text:p>1250.6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0" table:style-name="ce1">
            <text:p>0</text:p>
          </table:table-cell>
          <table:table-cell office:value-type="float" office:value="624" table:style-name="ce1">
            <text:p>624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910.25714285714275" table:formula="msoxl:=AVERAGE(C2:C8)" table:style-name="ce8">
            <text:p>910.3</text:p>
          </table:table-cell>
          <table:table-cell office:value-type="float" office:value="6.9428571428571431" table:formula="msoxl:=AVERAGE(D2:D8)" table:style-name="ce8">
            <text:p>6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515.24043710456385" table:formula="msoxl:=IF(C10=0,0,MAX(SUMPRODUCT(C2:C8,C2:C8)/SUM(C2:C8)-C10,0))" table:style-name="ce8">
            <text:p>515.2</text:p>
          </table:table-cell>
          <table:table-cell office:value-type="float" office:value="2.5641387419165209" table:formula="msoxl:=IF(D10=0,0,MAX(SUMPRODUCT(D2:D8,D2:D8)/SUM(D2:D8)-D10,0))" table:style-name="ce8">
            <text:p>2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666.90242003829349" table:formula="msoxl:=ABS(MAX(C2:C8)-C10-C11)" table:style-name="ce8">
            <text:p>666.9</text:p>
          </table:table-cell>
          <table:table-cell office:value-type="float" office:value="3.493004115226336" table:formula="msoxl:=ABS(MAX(D2:D8)-D10-D11)" table:style-name="ce8">
            <text:p>3.5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888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319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23.2" table:style-name="ce1">
            <text:p>23.2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6.4" table:style-name="ce1">
            <text:p>46.4</text:p>
          </table:table-cell>
          <table:table-cell table:number-columns-repeated="1612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164.5" table:style-name="ce1">
            <text:p>164.5</text:p>
          </table:table-cell>
          <table:table-cell office:value-type="float" office:value="164.5" table:style-name="ce1">
            <text:p>16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9" table:style-name="ce1">
            <text:p>329</text:p>
          </table:table-cell>
          <table:table-cell table:number-columns-repeated="1612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161.80000000000001" table:style-name="ce1">
            <text:p>161.8</text:p>
          </table:table-cell>
          <table:table-cell office:value-type="float" office:value="161.80000000000001" table:style-name="ce1">
            <text:p>16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3.60000000000002" table:style-name="ce1">
            <text:p>323.6</text:p>
          </table:table-cell>
          <table:table-cell table:number-columns-repeated="1612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120.1" table:style-name="ce1">
            <text:p>120.1</text:p>
          </table:table-cell>
          <table:table-cell office:value-type="float" office:value="120.1" table:style-name="ce1">
            <text:p>12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0.2" table:style-name="ce1">
            <text:p>240.2</text:p>
          </table:table-cell>
          <table:table-cell table:number-columns-repeated="1612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128.5" table:style-name="ce1">
            <text:p>128.5</text:p>
          </table:table-cell>
          <table:table-cell office:value-type="float" office:value="128.5" table:style-name="ce1">
            <text:p>12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7" table:style-name="ce1">
            <text:p>257</text:p>
          </table:table-cell>
          <table:table-cell table:number-columns-repeated="1612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114.1" table:style-name="ce1">
            <text:p>114.1</text:p>
          </table:table-cell>
          <table:table-cell office:value-type="float" office:value="114.1" table:style-name="ce1">
            <text:p>11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8.2" table:style-name="ce1">
            <text:p>228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1.74285714285715" table:formula="msoxl:=AVERAGE(B2:B8)" table:style-name="ce8">
            <text:p>101.7</text:p>
          </table:table-cell>
          <table:table-cell office:value-type="float" office:value="101.74285714285715" table:formula="msoxl:=AVERAGE(C2:C8)" table:style-name="ce8">
            <text:p>101.7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5.483764592610427" table:formula="msoxl:=IF(B10=0,0,MAX(SUMPRODUCT(B2:B8,B2:B8)/SUM(B2:B8)-B10,0))" table:style-name="ce8">
            <text:p>35.5</text:p>
          </table:table-cell>
          <table:table-cell office:value-type="float" office:value="35.483764592610427" table:formula="msoxl:=IF(C10=0,0,MAX(SUMPRODUCT(C2:C8,C2:C8)/SUM(C2:C8)-C10,0))" table:style-name="ce8">
            <text:p>35.5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7.273378264532425" table:formula="msoxl:=ABS(MAX(B2:B8)-B10-B11)" table:style-name="ce8">
            <text:p>27.3</text:p>
          </table:table-cell>
          <table:table-cell office:value-type="float" office:value="27.273378264532425" table:formula="msoxl:=ABS(MAX(C2:C8)-C10-C11)" table:style-name="ce8">
            <text:p>27.3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7.22662173546757" table:formula="msoxl:=B10+ B11" table:style-name="ce8">
            <text:p>137.2</text:p>
          </table:table-cell>
          <table:table-cell office:value-type="float" office:value="137.22662173546757" table:formula="msoxl:=C10+ C11" table:style-name="ce8">
            <text:p>137.2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888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319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6" table:style-name="ce1">
            <text:p>1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7714285714285716" table:formula="msoxl:=AVERAGE(B2:B8)" table:style-name="ce8">
            <text:p>1.8</text:p>
          </table:table-cell>
          <table:table-cell office:value-type="float" office:value="1.7714285714285716" table:formula="msoxl:=AVERAGE(C2:C8)" table:style-name="ce8">
            <text:p>1.8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817972350230416" table:formula="msoxl:=IF(B10=0,0,MAX(SUMPRODUCT(B2:B8,B2:B8)/SUM(B2:B8)-B10,0))" table:style-name="ce8">
            <text:p>1.1</text:p>
          </table:table-cell>
          <table:table-cell office:value-type="float" office:value="1.0817972350230416" table:formula="msoxl:=IF(C10=0,0,MAX(SUMPRODUCT(C2:C8,C2:C8)/SUM(C2:C8)-C10,0))" table:style-name="ce8">
            <text:p>1.1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467741935483871" table:formula="msoxl:=ABS(MAX(B2:B8)-B10-B11)" table:style-name="ce8">
            <text:p>1.1</text:p>
          </table:table-cell>
          <table:table-cell office:value-type="float" office:value="1.1467741935483871" table:formula="msoxl:=ABS(MAX(C2:C8)-C10-C11)" table:style-name="ce8">
            <text:p>1.1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8532258064516132" table:formula="msoxl:=B10+ B11" table:style-name="ce8">
            <text:p>2.9</text:p>
          </table:table-cell>
          <table:table-cell office:value-type="float" office:value="2.8532258064516132" table:formula="msoxl:=C10+ C11" table:style-name="ce8">
            <text:p>2.9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888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319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0+ B11" table:style-name="ce8">
            <text:p>0.0</text:p>
          </table:table-cell>
          <table:table-cell office:value-type="float" office:value="0" table:formula="msoxl:=C10+ C11" table:style-name="ce8">
            <text:p>0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888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319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4.400000000000006" table:style-name="ce1">
            <text:p>74.4</text:p>
          </table:table-cell>
          <table:table-cell table:number-columns-repeated="1612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520.79999999999995" table:style-name="ce1">
            <text:p>520.8</text:p>
          </table:table-cell>
          <table:table-cell office:value-type="float" office:value="520.79999999999995" table:style-name="ce1">
            <text:p>52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41.5999999999999" table:style-name="ce1">
            <text:p>1041.6</text:p>
          </table:table-cell>
          <table:table-cell table:number-columns-repeated="1612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1046.2" table:style-name="ce1">
            <text:p>1046.2</text:p>
          </table:table-cell>
          <table:table-cell office:value-type="float" office:value="1046.2" table:style-name="ce1">
            <text:p>104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92.4" table:style-name="ce1">
            <text:p>2092.4</text:p>
          </table:table-cell>
          <table:table-cell table:number-columns-repeated="1612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644.4" table:style-name="ce1">
            <text:p>644.4</text:p>
          </table:table-cell>
          <table:table-cell office:value-type="float" office:value="644.4" table:style-name="ce1">
            <text:p>64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88.8" table:style-name="ce1">
            <text:p>1288.8</text:p>
          </table:table-cell>
          <table:table-cell table:number-columns-repeated="1612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625.29999999999995" table:style-name="ce1">
            <text:p>625.3</text:p>
          </table:table-cell>
          <table:table-cell office:value-type="float" office:value="625.29999999999995" table:style-name="ce1">
            <text:p>62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50.5999999999999" table:style-name="ce1">
            <text:p>1250.6</text:p>
          </table:table-cell>
          <table:table-cell table:number-columns-repeated="1612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24" table:style-name="ce1">
            <text:p>62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55.12857142857138" table:formula="msoxl:=AVERAGE(B2:B8)" table:style-name="ce8">
            <text:p>455.1</text:p>
          </table:table-cell>
          <table:table-cell office:value-type="float" office:value="455.12857142857138" table:formula="msoxl:=AVERAGE(C2:C8)" table:style-name="ce8">
            <text:p>455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57.62021855228193" table:formula="msoxl:=IF(B10=0,0,MAX(SUMPRODUCT(B2:B8,B2:B8)/SUM(B2:B8)-B10,0))" table:style-name="ce8">
            <text:p>257.6</text:p>
          </table:table-cell>
          <table:table-cell office:value-type="float" office:value="257.62021855228193" table:formula="msoxl:=IF(C10=0,0,MAX(SUMPRODUCT(C2:C8,C2:C8)/SUM(C2:C8)-C10,0))" table:style-name="ce8">
            <text:p>257.6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33.45121001914674" table:formula="msoxl:=ABS(MAX(B2:B8)-B10-B11)" table:style-name="ce8">
            <text:p>333.5</text:p>
          </table:table-cell>
          <table:table-cell office:value-type="float" office:value="333.45121001914674" table:formula="msoxl:=ABS(MAX(C2:C8)-C10-C11)" table:style-name="ce8">
            <text:p>333.5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12.7487899808533" table:formula="msoxl:=B10+ B11" table:style-name="ce8">
            <text:p>712.7</text:p>
          </table:table-cell>
          <table:table-cell office:value-type="float" office:value="712.7487899808533" table:formula="msoxl:=C10+ C11" table:style-name="ce8">
            <text:p>712.7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888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319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" table:style-name="ce1">
            <text:p>13</text:p>
          </table:table-cell>
          <table:table-cell table:number-columns-repeated="1612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4714285714285715" table:formula="msoxl:=AVERAGE(B2:B8)" table:style-name="ce8">
            <text:p>3.5</text:p>
          </table:table-cell>
          <table:table-cell office:value-type="float" office:value="3.4714285714285715" table:formula="msoxl:=AVERAGE(C2:C8)" table:style-name="ce8">
            <text:p>3.5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820693709582605" table:formula="msoxl:=IF(B10=0,0,MAX(SUMPRODUCT(B2:B8,B2:B8)/SUM(B2:B8)-B10,0))" table:style-name="ce8">
            <text:p>1.3</text:p>
          </table:table-cell>
          <table:table-cell office:value-type="float" office:value="1.2820693709582605" table:formula="msoxl:=IF(C10=0,0,MAX(SUMPRODUCT(C2:C8,C2:C8)/SUM(C2:C8)-C10,0))" table:style-name="ce8">
            <text:p>1.3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746502057613168" table:formula="msoxl:=ABS(MAX(B2:B8)-B10-B11)" table:style-name="ce8">
            <text:p>1.7</text:p>
          </table:table-cell>
          <table:table-cell office:value-type="float" office:value="1.746502057613168" table:formula="msoxl:=ABS(MAX(C2:C8)-C10-C11)" table:style-name="ce8">
            <text:p>1.7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753497942386832" table:formula="msoxl:=B10+ B11" table:style-name="ce8">
            <text:p>4.8</text:p>
          </table:table-cell>
          <table:table-cell office:value-type="float" office:value="4.753497942386832" table:formula="msoxl:=C10+ C11" table:style-name="ce8">
            <text:p>4.8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888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757142857142853" table:formula="msoxl:=AVERAGE(B2:B8)" table:style-name="ce8">
            <text:p>56.8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2009636474914487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416561792096573" table:formula="msoxl:=ABS(MAX(B2:B8)-B10-B11)" table:style-name="ce8">
            <text:p>0.3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888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319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5061.2" table:style-name="ce1">
            <text:p>5061.2</text:p>
          </table:table-cell>
          <table:table-cell office:value-type="float" office:value="4494" table:style-name="ce1">
            <text:p>4494</text:p>
          </table:table-cell>
          <table:table-cell office:value-type="float" office:value="567.20000000000005" table:style-name="ce1">
            <text:p>567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3.3" table:style-name="ce1">
            <text:p>713.3</text:p>
          </table:table-cell>
          <table:table-cell office:value-type="float" office:value="1690.7" table:style-name="ce1">
            <text:p>1690.7</text:p>
          </table:table-cell>
          <table:table-cell office:value-type="float" office:value="-1" table:style-name="ce1">
            <text:p>-1</text:p>
          </table:table-cell>
          <table:table-cell office:value-type="float" office:value="169.7" table:style-name="ce1">
            <text:p>169.7</text:p>
          </table:table-cell>
          <table:table-cell office:value-type="float" office:value="0" table:style-name="ce1">
            <text:p>0</text:p>
          </table:table-cell>
          <table:table-cell office:value-type="float" office:value="250.9" table:style-name="ce1">
            <text:p>250.9</text:p>
          </table:table-cell>
          <table:table-cell table:number-columns-repeated="1636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98.7" table:style-name="ce1">
            <text:p>4798.7</text:p>
          </table:table-cell>
          <table:table-cell office:value-type="float" office:value="4235.2" table:style-name="ce1">
            <text:p>4235.2</text:p>
          </table:table-cell>
          <table:table-cell office:value-type="float" office:value="563.4" table:style-name="ce1">
            <text:p>563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7" table:style-name="ce1">
            <text:p>731.7</text:p>
          </table:table-cell>
          <table:table-cell office:value-type="float" office:value="1937.1" table:style-name="ce1">
            <text:p>1937.1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64.5" table:style-name="ce1">
            <text:p>264.5</text:p>
          </table:table-cell>
          <table:table-cell table:number-columns-repeated="1636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1.5" table:style-name="ce1">
            <text:p>4501.5</text:p>
          </table:table-cell>
          <table:table-cell office:value-type="float" office:value="3938.5" table:style-name="ce1">
            <text:p>3938.5</text:p>
          </table:table-cell>
          <table:table-cell office:value-type="float" office:value="563" table:style-name="ce1">
            <text:p>56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7" table:style-name="ce1">
            <text:p>731.7</text:p>
          </table:table-cell>
          <table:table-cell office:value-type="float" office:value="2233.1999999999998" table:style-name="ce1">
            <text:p>2233.2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64.60000000000002" table:style-name="ce1">
            <text:p>264.6</text:p>
          </table:table-cell>
          <table:table-cell table:number-columns-repeated="1636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0" table:style-name="ce1">
            <text:p>4320</text:p>
          </table:table-cell>
          <table:table-cell office:value-type="float" office:value="3757.7" table:style-name="ce1">
            <text:p>3757.7</text:p>
          </table:table-cell>
          <table:table-cell office:value-type="float" office:value="562.20000000000005" table:style-name="ce1">
            <text:p>562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4.7" table:style-name="ce1">
            <text:p>764.7</text:p>
          </table:table-cell>
          <table:table-cell office:value-type="float" office:value="2409.6999999999998" table:style-name="ce1">
            <text:p>2409.7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68" table:style-name="ce1">
            <text:p>268</text:p>
          </table:table-cell>
          <table:table-cell table:number-columns-repeated="1636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6.8" table:style-name="ce1">
            <text:p>4316.8</text:p>
          </table:table-cell>
          <table:table-cell office:value-type="float" office:value="3754.7" table:style-name="ce1">
            <text:p>3754.7</text:p>
          </table:table-cell>
          <table:table-cell office:value-type="float" office:value="562" table:style-name="ce1">
            <text:p>56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7.5" table:style-name="ce1">
            <text:p>767.5</text:p>
          </table:table-cell>
          <table:table-cell office:value-type="float" office:value="2414.1999999999998" table:style-name="ce1">
            <text:p>2414.2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66.60000000000002" table:style-name="ce1">
            <text:p>266.6</text:p>
          </table:table-cell>
          <table:table-cell table:number-columns-repeated="1636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34.6000000000004" table:style-name="ce1">
            <text:p>4334.6</text:p>
          </table:table-cell>
          <table:table-cell office:value-type="float" office:value="3772.6" table:style-name="ce1">
            <text:p>3772.6</text:p>
          </table:table-cell>
          <table:table-cell office:value-type="float" office:value="561.9" table:style-name="ce1">
            <text:p>561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8.3" table:style-name="ce1">
            <text:p>748.3</text:p>
          </table:table-cell>
          <table:table-cell office:value-type="float" office:value="2398.6" table:style-name="ce1">
            <text:p>2398.6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63.10000000000002" table:style-name="ce1">
            <text:p>263.1</text:p>
          </table:table-cell>
          <table:table-cell table:number-columns-repeated="1636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4.8" table:style-name="ce1">
            <text:p>4364.8</text:p>
          </table:table-cell>
          <table:table-cell office:value-type="float" office:value="3802.1" table:style-name="ce1">
            <text:p>3802.1</text:p>
          </table:table-cell>
          <table:table-cell office:value-type="float" office:value="562.70000000000005" table:style-name="ce1">
            <text:p>56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.5" table:style-name="ce1">
            <text:p>717.5</text:p>
          </table:table-cell>
          <table:table-cell office:value-type="float" office:value="2377.6999999999998" table:style-name="ce1">
            <text:p>2377.7</text:p>
          </table:table-cell>
          <table:table-cell office:value-type="float" office:value="-1" table:style-name="ce1">
            <text:p>-1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254.9" table:style-name="ce1">
            <text:p>254.9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888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319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7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1735.8" table:style-name="ce1">
            <text:p>1735.8</text:p>
          </table:table-cell>
          <table:table-cell office:value-type="float" office:value="309.60000000000002" table:style-name="ce1">
            <text:p>309.6</text:p>
          </table:table-cell>
          <table:table-cell office:value-type="float" office:value="1735.8" table:style-name="ce1">
            <text:p>1735.8</text:p>
          </table:table-cell>
          <table:table-cell office:value-type="float" office:value="693.5" table:style-name="ce1">
            <text:p>693.5</text:p>
          </table:table-cell>
          <table:table-cell office:value-type="float" office:value="3471.6" table:style-name="ce1">
            <text:p>3471.6</text:p>
          </table:table-cell>
          <table:table-cell office:value-type="float" office:value="1003.1" table:style-name="ce1">
            <text:p>1003.1</text:p>
          </table:table-cell>
          <table:table-cell office:value-type="float" office:value="2045.4" table:style-name="ce1">
            <text:p>2045.4</text:p>
          </table:table-cell>
          <table:table-cell office:value-type="float" office:value="-2429.3000000000002" table:style-name="ce1">
            <text:p>-2429.3</text:p>
          </table:table-cell>
          <table:table-cell table:number-columns-repeated="16375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9859.5" table:style-name="ce1">
            <text:p>9859.5</text:p>
          </table:table-cell>
          <table:table-cell office:value-type="float" office:value="0.7" table:style-name="ce1">
            <text:p>0.7</text:p>
          </table:table-cell>
          <table:table-cell office:value-type="float" office:value="9859.5" table:style-name="ce1">
            <text:p>9859.5</text:p>
          </table:table-cell>
          <table:table-cell office:value-type="float" office:value="0" table:style-name="ce1">
            <text:p>0</text:p>
          </table:table-cell>
          <table:table-cell office:value-type="float" office:value="19719" table:style-name="ce1">
            <text:p>19719</text:p>
          </table:table-cell>
          <table:table-cell office:value-type="float" office:value="0.7" table:style-name="ce1">
            <text:p>0.7</text:p>
          </table:table-cell>
          <table:table-cell office:value-type="float" office:value="9860.2000000000007" table:style-name="ce1">
            <text:p>9860.2</text:p>
          </table:table-cell>
          <table:table-cell office:value-type="float" office:value="-9859.5" table:style-name="ce1">
            <text:p>-9859.5</text:p>
          </table:table-cell>
          <table:table-cell table:number-columns-repeated="16375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5202.3" table:style-name="ce1">
            <text:p>5202.3</text:p>
          </table:table-cell>
          <table:table-cell office:value-type="float" office:value="26.2" table:style-name="ce1">
            <text:p>26.2</text:p>
          </table:table-cell>
          <table:table-cell office:value-type="float" office:value="5202.3" table:style-name="ce1">
            <text:p>5202.3</text:p>
          </table:table-cell>
          <table:table-cell office:value-type="float" office:value="1088.0999999999999" table:style-name="ce1">
            <text:p>1088.1</text:p>
          </table:table-cell>
          <table:table-cell office:value-type="float" office:value="10404.6" table:style-name="ce1">
            <text:p>10404.6</text:p>
          </table:table-cell>
          <table:table-cell office:value-type="float" office:value="1114.3" table:style-name="ce1">
            <text:p>1114.3</text:p>
          </table:table-cell>
          <table:table-cell office:value-type="float" office:value="5228.5" table:style-name="ce1">
            <text:p>5228.5</text:p>
          </table:table-cell>
          <table:table-cell office:value-type="float" office:value="-6290.4" table:style-name="ce1">
            <text:p>-6290.4</text:p>
          </table:table-cell>
          <table:table-cell table:number-columns-repeated="16375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340.8" table:style-name="ce1">
            <text:p>340.8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340.8" table:style-name="ce1">
            <text:p>340.8</text:p>
          </table:table-cell>
          <table:table-cell office:value-type="float" office:value="130" table:style-name="ce1">
            <text:p>130</text:p>
          </table:table-cell>
          <table:table-cell office:value-type="float" office:value="681.6" table:style-name="ce1">
            <text:p>681.6</text:p>
          </table:table-cell>
          <table:table-cell office:value-type="float" office:value="149.9" table:style-name="ce1">
            <text:p>149.9</text:p>
          </table:table-cell>
          <table:table-cell office:value-type="float" office:value="360.7" table:style-name="ce1">
            <text:p>360.7</text:p>
          </table:table-cell>
          <table:table-cell office:value-type="float" office:value="-470.8" table:style-name="ce1">
            <text:p>-470.8</text:p>
          </table:table-cell>
          <table:table-cell table:number-columns-repeated="16375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4814.8" table:style-name="ce1">
            <text:p>4814.8</text:p>
          </table:table-cell>
          <table:table-cell office:value-type="float" office:value="15.5" table:style-name="ce1">
            <text:p>15.5</text:p>
          </table:table-cell>
          <table:table-cell office:value-type="float" office:value="4814.8" table:style-name="ce1">
            <text:p>4814.8</text:p>
          </table:table-cell>
          <table:table-cell office:value-type="float" office:value="326.7" table:style-name="ce1">
            <text:p>326.7</text:p>
          </table:table-cell>
          <table:table-cell office:value-type="float" office:value="9629.6" table:style-name="ce1">
            <text:p>9629.6</text:p>
          </table:table-cell>
          <table:table-cell office:value-type="float" office:value="342.2" table:style-name="ce1">
            <text:p>342.2</text:p>
          </table:table-cell>
          <table:table-cell office:value-type="float" office:value="4830.3" table:style-name="ce1">
            <text:p>4830.3</text:p>
          </table:table-cell>
          <table:table-cell office:value-type="float" office:value="-5141.5" table:style-name="ce1">
            <text:p>-5141.5</text:p>
          </table:table-cell>
          <table:table-cell table:number-columns-repeated="16375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912.1" table:style-name="ce1">
            <text:p>912.1</text:p>
          </table:table-cell>
          <table:table-cell office:value-type="float" office:value="16.7" table:style-name="ce1">
            <text:p>16.7</text:p>
          </table:table-cell>
          <table:table-cell office:value-type="float" office:value="912.1" table:style-name="ce1">
            <text:p>912.1</text:p>
          </table:table-cell>
          <table:table-cell office:value-type="float" office:value="142" table:style-name="ce1">
            <text:p>142</text:p>
          </table:table-cell>
          <table:table-cell office:value-type="float" office:value="1824.2" table:style-name="ce1">
            <text:p>1824.2</text:p>
          </table:table-cell>
          <table:table-cell office:value-type="float" office:value="158.69999999999999" table:style-name="ce1">
            <text:p>158.7</text:p>
          </table:table-cell>
          <table:table-cell office:value-type="float" office:value="928.80000000000007" table:style-name="ce1">
            <text:p>928.8</text:p>
          </table:table-cell>
          <table:table-cell office:value-type="float" office:value="-1054.0999999999999" table:style-name="ce1">
            <text:p>-1054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266.4714285714281" table:formula="msoxl:=AVERAGE(B2:B8)" table:style-name="ce8">
            <text:p>3266.5</text:p>
          </table:table-cell>
          <table:table-cell office:value-type="float" office:value="55.585714285714282" table:formula="msoxl:=AVERAGE(C2:C8)" table:style-name="ce8">
            <text:p>55.6</text:p>
          </table:table-cell>
          <table:table-cell office:value-type="float" office:value="3266.4714285714281" table:formula="msoxl:=AVERAGE(D2:D8)" table:style-name="ce8">
            <text:p>3266.5</text:p>
          </table:table-cell>
          <table:table-cell office:value-type="float" office:value="340.07142857142856" table:formula="msoxl:=AVERAGE(E2:E8)" table:style-name="ce8">
            <text:p>340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355.6606785953281" table:formula="msoxl:=IF(B10=0,0,MAX(SUMPRODUCT(B2:B8,B2:B8)/SUM(B2:B8)-B10,0))" table:style-name="ce8">
            <text:p>3355.7</text:p>
          </table:table-cell>
          <table:table-cell office:value-type="float" office:value="194.87558101112464" table:formula="msoxl:=IF(C10=0,0,MAX(SUMPRODUCT(C2:C8,C2:C8)/SUM(C2:C8)-C10,0))" table:style-name="ce8">
            <text:p>194.9</text:p>
          </table:table-cell>
          <table:table-cell office:value-type="float" office:value="3355.6606785953281" table:formula="msoxl:=IF(D10=0,0,MAX(SUMPRODUCT(D2:D8,D2:D8)/SUM(D2:D8)-D10,0))" table:style-name="ce8">
            <text:p>3355.7</text:p>
          </table:table-cell>
          <table:table-cell office:value-type="float" office:value="419.72726498034615" table:formula="msoxl:=IF(E10=0,0,MAX(SUMPRODUCT(E2:E8,E2:E8)/SUM(E2:E8)-E10,0))" table:style-name="ce8">
            <text:p>419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37.3678928332438" table:formula="msoxl:=ABS(MAX(B2:B8)-B10-B11)" table:style-name="ce8">
            <text:p>3237.4</text:p>
          </table:table-cell>
          <table:table-cell office:value-type="float" office:value="59.138704703161096" table:formula="msoxl:=ABS(MAX(C2:C8)-C10-C11)" table:style-name="ce8">
            <text:p>59.1</text:p>
          </table:table-cell>
          <table:table-cell office:value-type="float" office:value="3237.3678928332438" table:formula="msoxl:=ABS(MAX(D2:D8)-D10-D11)" table:style-name="ce8">
            <text:p>3237.4</text:p>
          </table:table-cell>
          <table:table-cell office:value-type="float" office:value="328.3013064482252" table:formula="msoxl:=ABS(MAX(E2:E8)-E10-E11)" table:style-name="ce8">
            <text:p>328.3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888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319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" table:style-name="ce1">
            <text:p>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4331.3" table:style-name="ce1">
            <text:p>4331.3</text:p>
          </table:table-cell>
          <table:table-cell office:value-type="float" office:value="874" table:style-name="ce1">
            <text:p>874</text:p>
          </table:table-cell>
          <table:table-cell office:value-type="float" office:value="4331.3" table:style-name="ce1">
            <text:p>4331.3</text:p>
          </table:table-cell>
          <table:table-cell office:value-type="float" office:value="1414.1" table:style-name="ce1">
            <text:p>1414.1</text:p>
          </table:table-cell>
          <table:table-cell table:number-columns-repeated="16379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34784.400000000001" table:style-name="ce1">
            <text:p>34784.4</text:p>
          </table:table-cell>
          <table:table-cell office:value-type="float" office:value="11.3" table:style-name="ce1">
            <text:p>11.3</text:p>
          </table:table-cell>
          <table:table-cell office:value-type="float" office:value="34784.400000000001" table:style-name="ce1">
            <text:p>34784.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18914.599999999999" table:style-name="ce1">
            <text:p>18914.6</text:p>
          </table:table-cell>
          <table:table-cell office:value-type="float" office:value="286.39999999999998" table:style-name="ce1">
            <text:p>286.4</text:p>
          </table:table-cell>
          <table:table-cell office:value-type="float" office:value="18914.599999999999" table:style-name="ce1">
            <text:p>18914.6</text:p>
          </table:table-cell>
          <table:table-cell office:value-type="float" office:value="803.4" table:style-name="ce1">
            <text:p>803.4</text:p>
          </table:table-cell>
          <table:table-cell table:number-columns-repeated="16379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1327.7" table:style-name="ce1">
            <text:p>1327.7</text:p>
          </table:table-cell>
          <table:table-cell office:value-type="float" office:value="82.9" table:style-name="ce1">
            <text:p>82.9</text:p>
          </table:table-cell>
          <table:table-cell office:value-type="float" office:value="1327.7" table:style-name="ce1">
            <text:p>1327.7</text:p>
          </table:table-cell>
          <table:table-cell office:value-type="float" office:value="141.1" table:style-name="ce1">
            <text:p>141.1</text:p>
          </table:table-cell>
          <table:table-cell table:number-columns-repeated="16379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16975.5" table:style-name="ce1">
            <text:p>16975.5</text:p>
          </table:table-cell>
          <table:table-cell office:value-type="float" office:value="118.7" table:style-name="ce1">
            <text:p>118.7</text:p>
          </table:table-cell>
          <table:table-cell office:value-type="float" office:value="16975.5" table:style-name="ce1">
            <text:p>16975.5</text:p>
          </table:table-cell>
          <table:table-cell office:value-type="float" office:value="259.7" table:style-name="ce1">
            <text:p>259.7</text:p>
          </table:table-cell>
          <table:table-cell table:number-columns-repeated="16379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3210.8" table:style-name="ce1">
            <text:p>3210.8</text:p>
          </table:table-cell>
          <table:table-cell office:value-type="float" office:value="85.9" table:style-name="ce1">
            <text:p>85.9</text:p>
          </table:table-cell>
          <table:table-cell office:value-type="float" office:value="3210.8" table:style-name="ce1">
            <text:p>3210.8</text:p>
          </table:table-cell>
          <table:table-cell office:value-type="float" office:value="140.9" table:style-name="ce1">
            <text:p>140.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363.471428571429" table:formula="msoxl:=AVERAGE(B2:B8)" table:style-name="ce8">
            <text:p>11363.5</text:p>
          </table:table-cell>
          <table:table-cell office:value-type="float" office:value="209.62857142857146" table:formula="msoxl:=AVERAGE(C2:C8)" table:style-name="ce8">
            <text:p>209.6</text:p>
          </table:table-cell>
          <table:table-cell office:value-type="float" office:value="11363.471428571429" table:formula="msoxl:=AVERAGE(D2:D8)" table:style-name="ce8">
            <text:p>11363.5</text:p>
          </table:table-cell>
          <table:table-cell office:value-type="float" office:value="394.3" table:formula="msoxl:=AVERAGE(E2:E8)" table:style-name="ce8">
            <text:p>394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2355.592795892171" table:formula="msoxl:=IF(B10=0,0,MAX(SUMPRODUCT(B2:B8,B2:B8)/SUM(B2:B8)-B10,0))" table:style-name="ce8">
            <text:p>12355.6</text:p>
          </table:table-cell>
          <table:table-cell office:value-type="float" office:value="386.28038318503059" table:formula="msoxl:=IF(C10=0,0,MAX(SUMPRODUCT(C2:C8,C2:C8)/SUM(C2:C8)-C10,0))" table:style-name="ce8">
            <text:p>386.3</text:p>
          </table:table-cell>
          <table:table-cell office:value-type="float" office:value="12355.592795892171" table:formula="msoxl:=IF(D10=0,0,MAX(SUMPRODUCT(D2:D8,D2:D8)/SUM(D2:D8)-D10,0))" table:style-name="ce8">
            <text:p>12355.6</text:p>
          </table:table-cell>
          <table:table-cell office:value-type="float" office:value="602.88752581428184" table:formula="msoxl:=IF(E10=0,0,MAX(SUMPRODUCT(E2:E8,E2:E8)/SUM(E2:E8)-E10,0))" table:style-name="ce8">
            <text:p>602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065.335775536401" table:formula="msoxl:=ABS(MAX(B2:B8)-B10-B11)" table:style-name="ce8">
            <text:p>11065.3</text:p>
          </table:table-cell>
          <table:table-cell office:value-type="float" office:value="278.09104538639792" table:formula="msoxl:=ABS(MAX(C2:C8)-C10-C11)" table:style-name="ce8">
            <text:p>278.1</text:p>
          </table:table-cell>
          <table:table-cell office:value-type="float" office:value="11065.335775536401" table:formula="msoxl:=ABS(MAX(D2:D8)-D10-D11)" table:style-name="ce8">
            <text:p>11065.3</text:p>
          </table:table-cell>
          <table:table-cell office:value-type="float" office:value="416.91247418571811" table:formula="msoxl:=ABS(MAX(E2:E8)-E10-E11)" table:style-name="ce8">
            <text:p>416.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888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319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7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6588.5" table:style-name="ce1">
            <text:p>6588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1" table:style-name="ce1">
            <text:p>8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39034.5" table:style-name="ce1">
            <text:p>39034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1539.8" table:style-name="ce1">
            <text:p>21539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7" table:style-name="ce1">
            <text:p>1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849.5" table:style-name="ce1">
            <text:p>184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5" table:style-name="ce1">
            <text:p>0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9742.7" table:style-name="ce1">
            <text:p>19742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894.1" table:style-name="ce1">
            <text:p>389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888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319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25" table:style-name="ce1">
            <text:p>8825</text:p>
          </table:table-cell>
          <table:table-cell office:value-type="float" office:value="-1" table:style-name="ce1">
            <text:p>-1</text:p>
          </table:table-cell>
          <table:table-cell office:value-type="float" office:value="6760" table:style-name="ce1">
            <text:p>6760</text:p>
          </table:table-cell>
          <table:table-cell office:value-type="float" office:value="684" table:style-name="ce1">
            <text:p>684</text:p>
          </table:table-cell>
          <table:table-cell office:value-type="float" office:value="-1" table:style-name="ce1">
            <text:p>-1</text:p>
          </table:table-cell>
          <table:table-cell office:value-type="float" office:value="226061" table:style-name="ce1">
            <text:p>2260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47" table:style-name="ce1">
            <text:p>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table:number-columns-repeated="16346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4" table:style-name="ce1">
            <text:p>8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711" table:style-name="ce1">
            <text:p>-8711</text:p>
          </table:table-cell>
          <table:table-cell office:value-type="float" office:value="0" table:style-name="ce1">
            <text:p>0</text:p>
          </table:table-cell>
          <table:table-cell office:value-type="float" office:value="-3931" table:style-name="ce1">
            <text:p>-39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6062" table:style-name="ce1">
            <text:p>-226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31" table:style-name="ce1">
            <text:p>-31</text:p>
          </table:table-cell>
          <table:table-cell table:number-columns-repeated="16346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36" table:style-name="ce1">
            <text:p>-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6" table:style-name="ce1">
            <text:p>1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1" table:style-name="ce1">
            <text:p>-11</text:p>
          </table:table-cell>
          <table:table-cell table:number-columns-repeated="16346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7" table:style-name="ce1">
            <text:p>8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91" table:style-name="ce1">
            <text:p>7591</text:p>
          </table:table-cell>
          <table:table-cell office:value-type="float" office:value="0" table:style-name="ce1">
            <text:p>0</text:p>
          </table:table-cell>
          <table:table-cell office:value-type="float" office:value="4339" table:style-name="ce1">
            <text:p>43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13" table:style-name="ce1">
            <text:p>13</text:p>
          </table:table-cell>
          <table:table-cell table:number-columns-repeated="16346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568" table:style-name="ce1">
            <text:p>-7568</text:p>
          </table:table-cell>
          <table:table-cell office:value-type="float" office:value="0" table:style-name="ce1">
            <text:p>0</text:p>
          </table:table-cell>
          <table:table-cell office:value-type="float" office:value="-3011" table:style-name="ce1">
            <text:p>-3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13" table:style-name="ce1">
            <text:p>-13</text:p>
          </table:table-cell>
          <table:table-cell table:number-columns-repeated="16346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7" table:style-name="ce1">
            <text:p>2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46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" table:style-name="ce1">
            <text:p>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1785" table:style-name="ce1">
            <text:p>17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7170" table:style-name="ce1">
            <text:p>227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53M46.000S" table:style-name="ce9">
            <text:p>14:53:4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8H53M46.000S" table:style-name="ce10">
            <text:p>14: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54M16.000S" table:style-name="ce9">
            <text:p>14:54:1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8H54M16.000S" table:style-name="ce10">
            <text:p>14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54M46.000S" table:style-name="ce9">
            <text:p>14:54:4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8H54M46.000S" table:style-name="ce10">
            <text:p>14: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55M16.000S" table:style-name="ce9">
            <text:p>14:55:1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8H55M16.000S" table:style-name="ce10">
            <text:p>14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4H55M46.000S" table:style-name="ce9">
            <text:p>14:55:4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8H55M46.000S" table:style-name="ce10">
            <text:p>14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4H56M16.000S" table:style-name="ce9">
            <text:p>14:56:1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8H56M16.000S" table:style-name="ce10">
            <text:p>14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4H56M46.000S" table:style-name="ce9">
            <text:p>14:56:4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8H56M46.000S" table:style-name="ce10">
            <text:p>14:56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888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35.1" table:style-name="ce1">
            <text:p>35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60.8" table:style-name="ce1">
            <text:p>60.8</text:p>
          </table:table-cell>
          <table:table-cell office:value-type="float" office:value="39.200000000000003" table:style-name="ce1">
            <text:p>39.2</text:p>
          </table:table-cell>
          <table:table-cell table:number-columns-repeated="1637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85" table:style-name="ce1">
            <text:p>85</text:p>
          </table:table-cell>
          <table:table-cell office:value-type="float" office:value="14.3" table:style-name="ce1">
            <text:p>14.3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99.3" table:style-name="ce1">
            <text:p>99.3</text:p>
          </table:table-cell>
          <table:table-cell table:number-columns-repeated="1637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16" table:style-name="ce1">
            <text:p>16</text:p>
          </table:table-cell>
          <table:table-cell office:value-type="float" office:value="0.1" table:style-name="ce1">
            <text:p>0.1</text:p>
          </table:table-cell>
          <table:table-cell office:value-type="float" office:value="16.3" table:style-name="ce1">
            <text:p>16.3</text:p>
          </table:table-cell>
          <table:table-cell office:value-type="float" office:value="83.6" table:style-name="ce1">
            <text:p>83.6</text:p>
          </table:table-cell>
          <table:table-cell table:number-columns-repeated="1637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10.1" table:style-name="ce1">
            <text:p>10.1</text:p>
          </table:table-cell>
          <table:table-cell office:value-type="float" office:value="24.7" table:style-name="ce1">
            <text:p>24.7</text:p>
          </table:table-cell>
          <table:table-cell office:value-type="float" office:value="0" table:style-name="ce1">
            <text:p>0</text:p>
          </table:table-cell>
          <table:table-cell office:value-type="float" office:value="65.2" table:style-name="ce1">
            <text:p>65.2</text:p>
          </table:table-cell>
          <table:table-cell office:value-type="float" office:value="34.799999999999997" table:style-name="ce1">
            <text:p>34.8</text:p>
          </table:table-cell>
          <table:table-cell table:number-columns-repeated="1637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23.2" table:style-name="ce1">
            <text:p>23.2</text:p>
          </table:table-cell>
          <table:table-cell office:value-type="float" office:value="0" table:style-name="ce1">
            <text:p>0</text:p>
          </table:table-cell>
          <table:table-cell office:value-type="float" office:value="40.5" table:style-name="ce1">
            <text:p>40.5</text:p>
          </table:table-cell>
          <table:table-cell office:value-type="float" office:value="59.5" table:style-name="ce1">
            <text:p>59.5</text:p>
          </table:table-cell>
          <table:table-cell table:number-columns-repeated="1637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10.7" table:style-name="ce1">
            <text:p>10.7</text:p>
          </table:table-cell>
          <table:table-cell office:value-type="float" office:value="19.2" table:style-name="ce1">
            <text:p>19.2</text:p>
          </table:table-cell>
          <table:table-cell office:value-type="float" office:value="0.2" table:style-name="ce1">
            <text:p>0.2</text:p>
          </table:table-cell>
          <table:table-cell office:value-type="float" office:value="70" table:style-name="ce1">
            <text:p>70</text:p>
          </table:table-cell>
          <table:table-cell office:value-type="float" office:value="29.9" table:style-name="ce1">
            <text:p>29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5.114285714285707" table:style-name="ce1">
            <text:p>35.11428571</text:p>
          </table:table-cell>
          <table:table-cell office:value-type="float" office:value="14.542857142857144" table:style-name="ce1">
            <text:p>14.54285714</text:p>
          </table:table-cell>
          <table:table-cell office:value-type="float" office:value="4.2857142857142864E-2" table:style-name="ce1">
            <text:p>0.042857143</text:p>
          </table:table-cell>
          <table:table-cell office:value-type="float" office:value="50.285714285714285" table:style-name="ce1">
            <text:p>50.28571429</text:p>
          </table:table-cell>
          <table:table-cell office:value-type="float" office:value="49.657142857142851" table:style-name="ce1">
            <text:p>49.65714286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888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48.2" table:style-name="ce1">
            <text:p>48.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46.7" table:style-name="ce1">
            <text:p>46.7</text:p>
          </table:table-cell>
          <table:table-cell office:value-type="float" office:value="53.300000000000004" table:style-name="ce1">
            <text:p>53.3</text:p>
          </table:table-cell>
          <table:table-cell table:number-columns-repeated="1637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85" table:style-name="ce1">
            <text:p>85</text:p>
          </table:table-cell>
          <table:table-cell office:value-type="float" office:value="14.2" table:style-name="ce1">
            <text:p>14.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99.2" table:style-name="ce1">
            <text:p>99.2</text:p>
          </table:table-cell>
          <table:table-cell table:number-columns-repeated="1637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66.7" table:style-name="ce1">
            <text:p>66.7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80.100000000000009" table:style-name="ce1">
            <text:p>80.1</text:p>
          </table:table-cell>
          <table:table-cell table:number-columns-repeated="1637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13.8" table:style-name="ce1">
            <text:p>13.8</text:p>
          </table:table-cell>
          <table:table-cell office:value-type="float" office:value="25.8" table:style-name="ce1">
            <text:p>25.8</text:p>
          </table:table-cell>
          <table:table-cell office:value-type="float" office:value="0" table:style-name="ce1">
            <text:p>0</text:p>
          </table:table-cell>
          <table:table-cell office:value-type="float" office:value="60.3" table:style-name="ce1">
            <text:p>60.3</text:p>
          </table:table-cell>
          <table:table-cell office:value-type="float" office:value="39.6" table:style-name="ce1">
            <text:p>39.6</text:p>
          </table:table-cell>
          <table:table-cell table:number-columns-repeated="1637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37.5" table:style-name="ce1">
            <text:p>37.5</text:p>
          </table:table-cell>
          <table:table-cell office:value-type="float" office:value="28.5" table:style-name="ce1">
            <text:p>28.5</text:p>
          </table:table-cell>
          <table:table-cell office:value-type="float" office:value="0.1" table:style-name="ce1">
            <text:p>0.1</text:p>
          </table:table-cell>
          <table:table-cell office:value-type="float" office:value="33.9" table:style-name="ce1">
            <text:p>33.9</text:p>
          </table:table-cell>
          <table:table-cell office:value-type="float" office:value="66" table:style-name="ce1">
            <text:p>66</text:p>
          </table:table-cell>
          <table:table-cell table:number-columns-repeated="1637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11.1" table:style-name="ce1">
            <text:p>11.1</text:p>
          </table:table-cell>
          <table:table-cell office:value-type="float" office:value="23.9" table:style-name="ce1">
            <text:p>23.9</text:p>
          </table:table-cell>
          <table:table-cell office:value-type="float" office:value="0" table:style-name="ce1">
            <text:p>0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35" table:style-name="ce1">
            <text:p>3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614285714285714" table:style-name="ce1">
            <text:p>37.61428571</text:p>
          </table:table-cell>
          <table:table-cell office:value-type="float" office:value="15.885714285714284" table:style-name="ce1">
            <text:p>15.88571429</text:p>
          </table:table-cell>
          <table:table-cell office:value-type="float" office:value="1.4285714285714287E-2" table:style-name="ce1">
            <text:p>0.014285714</text:p>
          </table:table-cell>
          <table:table-cell office:value-type="float" office:value="46.457142857142863" table:style-name="ce1">
            <text:p>46.45714286</text:p>
          </table:table-cell>
          <table:table-cell office:value-type="float" office:value="53.500000000000007" table:style-name="ce1">
            <text:p>53.5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888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49.6" table:style-name="ce1">
            <text:p>49.6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45.6" table:style-name="ce1">
            <text:p>45.6</text:p>
          </table:table-cell>
          <table:table-cell office:value-type="float" office:value="54.4" table:style-name="ce1">
            <text:p>54.4</text:p>
          </table:table-cell>
          <table:table-cell table:number-columns-repeated="1637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84.9" table:style-name="ce1">
            <text:p>84.9</text:p>
          </table:table-cell>
          <table:table-cell office:value-type="float" office:value="14.3" table:style-name="ce1">
            <text:p>14.3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99.2" table:style-name="ce1">
            <text:p>99.2</text:p>
          </table:table-cell>
          <table:table-cell table:number-columns-repeated="1637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68.8" table:style-name="ce1">
            <text:p>68.8</text:p>
          </table:table-cell>
          <table:table-cell office:value-type="float" office:value="14.1" table:style-name="ce1">
            <text:p>14.1</text:p>
          </table:table-cell>
          <table:table-cell office:value-type="float" office:value="0.1" table:style-name="ce1">
            <text:p>0.1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82.899999999999991" table:style-name="ce1">
            <text:p>82.9</text:p>
          </table:table-cell>
          <table:table-cell table:number-columns-repeated="1637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12" table:style-name="ce1">
            <text:p>12</text:p>
          </table:table-cell>
          <table:table-cell office:value-type="float" office:value="25.5" table:style-name="ce1">
            <text:p>25.5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.5</text:p>
          </table:table-cell>
          <table:table-cell office:value-type="float" office:value="37.5" table:style-name="ce1">
            <text:p>37.5</text:p>
          </table:table-cell>
          <table:table-cell table:number-columns-repeated="1637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37.5" table:style-name="ce1">
            <text:p>37.5</text:p>
          </table:table-cell>
          <table:table-cell office:value-type="float" office:value="24.1" table:style-name="ce1">
            <text:p>24.1</text:p>
          </table:table-cell>
          <table:table-cell office:value-type="float" office:value="0" table:style-name="ce1">
            <text:p>0</text:p>
          </table:table-cell>
          <table:table-cell office:value-type="float" office:value="38.4" table:style-name="ce1">
            <text:p>38.4</text:p>
          </table:table-cell>
          <table:table-cell office:value-type="float" office:value="61.6" table:style-name="ce1">
            <text:p>61.6</text:p>
          </table:table-cell>
          <table:table-cell table:number-columns-repeated="1637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11.9" table:style-name="ce1">
            <text:p>11.9</text:p>
          </table:table-cell>
          <table:table-cell office:value-type="float" office:value="21.4" table:style-name="ce1">
            <text:p>21.4</text:p>
          </table:table-cell>
          <table:table-cell office:value-type="float" office:value="0" table:style-name="ce1">
            <text:p>0</text:p>
          </table:table-cell>
          <table:table-cell office:value-type="float" office:value="66.7" table:style-name="ce1">
            <text:p>66.7</text:p>
          </table:table-cell>
          <table:table-cell office:value-type="float" office:value="33.299999999999997" table:style-name="ce1">
            <text:p>33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942857142857136" table:style-name="ce1">
            <text:p>37.94285714</text:p>
          </table:table-cell>
          <table:table-cell office:value-type="float" office:value="14.928571428571429" table:style-name="ce1">
            <text:p>14.92857143</text:p>
          </table:table-cell>
          <table:table-cell office:value-type="float" office:value="1.4285714285714287E-2" table:style-name="ce1">
            <text:p>0.014285714</text:p>
          </table:table-cell>
          <table:table-cell office:value-type="float" office:value="47.114285714285714" table:style-name="ce1">
            <text:p>47.11428571</text:p>
          </table:table-cell>
          <table:table-cell office:value-type="float" office:value="52.871428571428574" table:style-name="ce1">
            <text:p>52.87142857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888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8H53M46.000S" table:style-name="ce9">
            <text:p>14:53:46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3798H54M16.000S" table:style-name="ce9">
            <text:p>14:54:16</text:p>
          </table:table-cell>
          <table:table-cell office:value-type="float" office:value="47.4" table:style-name="ce1">
            <text:p>47.4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47.9" table:style-name="ce1">
            <text:p>47.9</text:p>
          </table:table-cell>
          <table:table-cell office:value-type="float" office:value="52.1" table:style-name="ce1">
            <text:p>52.1</text:p>
          </table:table-cell>
          <table:table-cell table:number-columns-repeated="16378"/>
        </table:table-row>
        <table:table-row table:style-name="ro1">
          <table:table-cell office:value-type="time" office:time-value="PT983798H54M46.000S" table:style-name="ce9">
            <text:p>14:54:46</text:p>
          </table:table-cell>
          <table:table-cell office:value-type="float" office:value="84.9" table:style-name="ce1">
            <text:p>84.9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99.4" table:style-name="ce1">
            <text:p>99.4</text:p>
          </table:table-cell>
          <table:table-cell table:number-columns-repeated="16378"/>
        </table:table-row>
        <table:table-row table:style-name="ro1">
          <table:table-cell office:value-type="time" office:time-value="PT983798H55M16.000S" table:style-name="ce9">
            <text:p>14:55:16</text:p>
          </table:table-cell>
          <table:table-cell office:value-type="float" office:value="66.5" table:style-name="ce1">
            <text:p>66.5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22.2" table:style-name="ce1">
            <text:p>22.2</text:p>
          </table:table-cell>
          <table:table-cell office:value-type="float" office:value="77.8" table:style-name="ce1">
            <text:p>77.8</text:p>
          </table:table-cell>
          <table:table-cell table:number-columns-repeated="16378"/>
        </table:table-row>
        <table:table-row table:style-name="ro1">
          <table:table-cell office:value-type="time" office:time-value="PT983798H55M46.000S" table:style-name="ce9">
            <text:p>14:55:46</text:p>
          </table:table-cell>
          <table:table-cell office:value-type="float" office:value="11.6" table:style-name="ce1">
            <text:p>11.6</text:p>
          </table:table-cell>
          <table:table-cell office:value-type="float" office:value="20.2" table:style-name="ce1">
            <text:p>20.2</text:p>
          </table:table-cell>
          <table:table-cell office:value-type="float" office:value="0.3" table:style-name="ce1">
            <text:p>0.3</text:p>
          </table:table-cell>
          <table:table-cell office:value-type="float" office:value="67.900000000000006" table:style-name="ce1">
            <text:p>67.9</text:p>
          </table:table-cell>
          <table:table-cell office:value-type="float" office:value="31.799999999999997" table:style-name="ce1">
            <text:p>31.8</text:p>
          </table:table-cell>
          <table:table-cell table:number-columns-repeated="16378"/>
        </table:table-row>
        <table:table-row table:style-name="ro1">
          <table:table-cell office:value-type="time" office:time-value="PT983798H56M16.000S" table:style-name="ce9">
            <text:p>14:56:16</text:p>
          </table:table-cell>
          <table:table-cell office:value-type="float" office:value="39.700000000000003" table:style-name="ce1">
            <text:p>39.7</text:p>
          </table:table-cell>
          <table:table-cell office:value-type="float" office:value="20.5" table:style-name="ce1">
            <text:p>20.5</text:p>
          </table:table-cell>
          <table:table-cell office:value-type="float" office:value="0.1" table:style-name="ce1">
            <text:p>0.1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60.2" table:style-name="ce1">
            <text:p>60.2</text:p>
          </table:table-cell>
          <table:table-cell table:number-columns-repeated="16378"/>
        </table:table-row>
        <table:table-row table:style-name="ro1">
          <table:table-cell office:value-type="time" office:time-value="PT983798H56M46.000S" table:style-name="ce9">
            <text:p>14:56:46</text:p>
          </table:table-cell>
          <table:table-cell office:value-type="float" office:value="10" table:style-name="ce1">
            <text:p>10</text:p>
          </table:table-cell>
          <table:table-cell office:value-type="float" office:value="20.5" table:style-name="ce1">
            <text:p>20.5</text:p>
          </table:table-cell>
          <table:table-cell office:value-type="float" office:value="0.1" table:style-name="ce1">
            <text:p>0.1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30.5" table:style-name="ce1">
            <text:p>30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7.285714285714285" table:style-name="ce1">
            <text:p>37.28571429</text:p>
          </table:table-cell>
          <table:table-cell office:value-type="float" office:value="13.142857142857142" table:style-name="ce1">
            <text:p>13.14285714</text:p>
          </table:table-cell>
          <table:table-cell office:value-type="float" office:value="8.5714285714285715E-2" table:style-name="ce1">
            <text:p>0.085714286</text:p>
          </table:table-cell>
          <table:table-cell office:value-type="float" office:value="49.51428571428572" table:style-name="ce1">
            <text:p>49.51428571</text:p>
          </table:table-cell>
          <table:table-cell office:value-type="float" office:value="50.428571428571431" table:style-name="ce1">
            <text:p>50.42857143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23T10:33:54Z</meta:creation-date>
    <dc:date>2012-03-23T10:34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